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92b76" officeooo:paragraph-rsid="00592b7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20d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62a89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5c6b6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28e5a" officeooo:paragraph-rsid="00694c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85acb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57441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c6b69" officeooo:paragraph-rsid="0062a8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bbf8c" officeooo:paragraph-rsid="007bbf8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73bff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441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74416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91bd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73bff6" officeooo:paragraph-rsid="0097090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57441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574416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d4b09a" officeooo:paragraph-rsid="00591bd4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Calibri" fo:font-size="14pt" officeooo:rsid="00b17aee" officeooo:paragraph-rsid="00574416" style:font-size-asian="14pt" style:font-size-complex="14pt"/>
    </style:style>
    <style:style style:name="P20" style:family="paragraph" style:parent-style-name="Text_20_body">
      <style:text-properties style:font-name="Calibri" fo:font-size="14pt" officeooo:rsid="00ba3dcd" officeooo:paragraph-rsid="00574416" style:font-size-asian="14pt" style:font-size-complex="14pt"/>
    </style:style>
    <style:style style:name="P21" style:family="paragraph" style:parent-style-name="Text_20_body">
      <style:text-properties style:font-name="Calibri" fo:font-size="14pt" officeooo:rsid="00c0f6f6" officeooo:paragraph-rsid="00836332" style:font-size-asian="14pt" style:font-size-complex="14pt"/>
    </style:style>
    <style:style style:name="P22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57441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574416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849dcd" officeooo:paragraph-rsid="00849dcd" style:font-size-asian="14pt" style:font-weight-asian="normal" style:font-size-complex="14pt" style:font-weight-complex="normal"/>
    </style:style>
    <style:style style:name="P25" style:family="paragraph" style:parent-style-name="Text_20_body">
      <style:text-properties officeooo:paragraph-rsid="00574416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acf6e" officeooo:paragraph-rsid="005acf6e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5acf6e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67d8b9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c04e" officeooo:paragraph-rsid="00694ca3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7d8b9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65375" officeooo:paragraph-rsid="0067d8b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alibri" fo:font-size="11pt" style:text-underline-style="none" fo:font-weight="normal" officeooo:rsid="00d4b09a" officeooo:paragraph-rsid="00a20efa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libri" fo:font-size="11pt" style:text-underline-style="none" fo:font-weight="normal" officeooo:rsid="00998cdc" officeooo:paragraph-rsid="0099525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libri" fo:font-size="11pt" style:text-underline-style="none" fo:font-weight="normal" officeooo:rsid="00998cdc" officeooo:paragraph-rsid="00a20efa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1pt" style:text-underline-style="none" fo:font-weight="normal" officeooo:rsid="00995253" officeooo:paragraph-rsid="00995253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1pt" style:text-underline-style="none" fo:font-weight="normal" officeooo:rsid="00995253" officeooo:paragraph-rsid="00a20efa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983b2e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995253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a20efa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a20efa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99525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9b40c5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Calibri" fo:font-size="11pt" style:text-underline-style="solid" style:text-underline-width="auto" style:text-underline-color="font-color" fo:font-weight="normal" officeooo:rsid="0073bff6" officeooo:paragraph-rsid="00a20efa" style:font-size-asian="11pt" style:font-weight-asian="normal" style:font-size-complex="11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4" style:family="text">
      <style:text-properties fo:color="#3465a4" loext:opacity="100%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5" style:family="text">
      <style:text-properties fo:color="#3465a4" loext:opacity="100%" fo:font-size="18pt" style:text-underline-style="solid" style:text-underline-width="auto" style:text-underline-color="font-color" fo:font-weight="bold" officeooo:rsid="00970909" style:font-size-asian="18pt" style:font-weight-asian="bold" style:font-size-complex="18pt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 fo:font-weight="bold" officeooo:rsid="00970909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 fo:font-weight="bold" officeooo:rsid="00b06944" style:font-weight-asian="bold" style:font-weight-complex="bold"/>
    </style:style>
    <style:style style:name="T8" style:family="text">
      <style:text-properties fo:color="#3465a4" loext:opacity="100%" style:text-underline-style="none" fo:font-weight="bold" officeooo:rsid="009b40c5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e08e8"/>
    </style:style>
    <style:style style:name="T11" style:family="text">
      <style:text-properties style:text-underline-style="none" officeooo:rsid="0060040b"/>
    </style:style>
    <style:style style:name="T12" style:family="text">
      <style:text-properties style:text-underline-style="none" officeooo:rsid="006368cf"/>
    </style:style>
    <style:style style:name="T13" style:family="text">
      <style:text-properties style:text-underline-style="none" officeooo:rsid="00665375"/>
    </style:style>
    <style:style style:name="T14" style:family="text">
      <style:text-properties style:text-underline-style="none" officeooo:rsid="0067d8b9"/>
    </style:style>
    <style:style style:name="T15" style:family="text">
      <style:text-properties style:text-underline-style="none" officeooo:rsid="00693312"/>
    </style:style>
    <style:style style:name="T16" style:family="text">
      <style:text-properties style:text-underline-style="none" officeooo:rsid="00694ca3"/>
    </style:style>
    <style:style style:name="T17" style:family="text">
      <style:text-properties style:text-underline-style="none" officeooo:rsid="0070fe32"/>
    </style:style>
    <style:style style:name="T18" style:family="text">
      <style:text-properties style:text-underline-style="none" officeooo:rsid="007235a6"/>
    </style:style>
    <style:style style:name="T19" style:family="text">
      <style:text-properties style:text-underline-style="none" officeooo:rsid="00728e5a"/>
    </style:style>
    <style:style style:name="T20" style:family="text">
      <style:text-properties style:text-underline-style="none" officeooo:rsid="00786b39"/>
    </style:style>
    <style:style style:name="T21" style:family="text">
      <style:text-properties style:text-underline-style="none" officeooo:rsid="007e214c"/>
    </style:style>
    <style:style style:name="T22" style:family="text">
      <style:text-properties style:text-underline-style="none" officeooo:rsid="007f46ab"/>
    </style:style>
    <style:style style:name="T23" style:family="text">
      <style:text-properties style:text-underline-style="none" officeooo:rsid="008e2555"/>
    </style:style>
    <style:style style:name="T24" style:family="text">
      <style:text-properties style:text-underline-style="none" officeooo:rsid="008fb426"/>
    </style:style>
    <style:style style:name="T25" style:family="text">
      <style:text-properties style:text-underline-style="none" officeooo:rsid="00995253"/>
    </style:style>
    <style:style style:name="T26" style:family="text">
      <style:text-properties style:text-underline-style="none" officeooo:rsid="00998cdc"/>
    </style:style>
    <style:style style:name="T27" style:family="text">
      <style:text-properties style:text-underline-style="none" officeooo:rsid="009b40c5"/>
    </style:style>
    <style:style style:name="T28" style:family="text">
      <style:text-properties style:text-underline-style="none" officeooo:rsid="009d0c4b"/>
    </style:style>
    <style:style style:name="T29" style:family="text">
      <style:text-properties style:font-name="Calibri" fo:font-size="14pt" officeooo:rsid="00b17aee" style:font-size-asian="14pt" style:font-size-complex="14pt"/>
    </style:style>
    <style:style style:name="T30" style:family="text">
      <style:text-properties style:font-name="Calibri" fo:font-size="14pt" officeooo:rsid="00bf0691" style:font-size-asian="14pt" style:font-size-complex="14pt"/>
    </style:style>
    <style:style style:name="T31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color="#ff4000" loext:opacity="100%" fo:font-weight="bold" officeooo:rsid="00d150bc" style:font-weight-asian="bold" style:font-weight-complex="bold"/>
    </style:style>
    <style:style style:name="T34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35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39" style:family="text">
      <style:text-properties fo:color="#000000" loext:opacity="100%" style:font-name="Calibri" fo:font-size="14pt" style:text-underline-style="none" fo:font-weight="normal" officeooo:rsid="0085917c" style:font-size-asian="14pt" style:font-weight-asian="normal" style:font-size-complex="14pt" style:font-weight-complex="normal"/>
    </style:style>
    <style:style style:name="T40" style:family="text">
      <style:text-properties fo:color="#000000" loext:opacity="100%" style:text-underline-style="none" fo:font-weight="normal" style:font-weight-asian="normal" style:font-weight-complex="normal"/>
    </style:style>
    <style:style style:name="T41" style:family="text">
      <style:text-properties fo:color="#000000" loext:opacity="100%" style:text-underline-style="none" fo:font-weight="normal" officeooo:rsid="00b656e2" style:font-weight-asian="normal" style:font-weight-complex="normal"/>
    </style:style>
    <style:style style:name="T42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43" style:family="text">
      <style:text-properties fo:color="#000000" loext:opacity="100%" style:text-underline-style="none" fo:font-weight="normal" officeooo:rsid="00c22e46" style:font-weight-asian="normal" style:font-weight-complex="normal"/>
    </style:style>
    <style:style style:name="T44" style:family="text">
      <style:text-properties fo:color="#000000" loext:opacity="100%" style:text-underline-style="none" fo:font-weight="normal" officeooo:rsid="00824be7" style:font-weight-asian="normal" style:font-weight-complex="normal"/>
    </style:style>
    <style:style style:name="T45" style:family="text">
      <style:text-properties officeooo:rsid="00d6795d"/>
    </style:style>
    <style:style style:name="T46" style:family="text">
      <style:text-properties officeooo:rsid="00b06944"/>
    </style:style>
    <style:style style:name="T47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48" style:family="text">
      <style:text-properties fo:color="#f10d0c" loext:opacity="100%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color="#f10d0c" loext:opacity="100%" style:text-underline-style="solid" style:text-underline-width="auto" style:text-underline-color="font-color" fo:font-weight="bold" officeooo:rsid="00b656e2" style:font-weight-asian="bold" style:font-weight-complex="bold"/>
    </style:style>
    <style:style style:name="T50" style:family="text">
      <style:text-properties fo:color="#f10d0c" loext:opacity="100%" style:text-underline-style="solid" style:text-underline-width="auto" style:text-underline-color="font-color" fo:font-weight="bold" officeooo:rsid="0081293b" style:font-weight-asian="bold" style:font-weight-complex="bold"/>
    </style:style>
    <style:style style:name="T51" style:family="text">
      <style:text-properties fo:color="#f10d0c" loext:opacity="100%" style:text-underline-style="solid" style:text-underline-width="auto" style:text-underline-color="font-color" fo:font-weight="bold" officeooo:rsid="00836332" style:font-weight-asian="bold" style:font-weight-complex="bold"/>
    </style:style>
    <style:style style:name="T52" style:family="text">
      <style:text-properties fo:color="#f10d0c" loext:opacity="100%" fo:font-weight="bold" officeooo:rsid="00b656e2" style:font-weight-asian="bold" style:font-weight-complex="bold"/>
    </style:style>
    <style:style style:name="T53" style:family="text">
      <style:text-properties officeooo:rsid="00ba3dcd"/>
    </style:style>
    <style:style style:name="T54" style:family="text">
      <style:text-properties officeooo:rsid="00bdc3f2"/>
    </style:style>
    <style:style style:name="T55" style:family="text">
      <style:text-properties officeooo:rsid="00bf0691"/>
    </style:style>
    <style:style style:name="T56" style:family="text">
      <style:text-properties officeooo:rsid="00b656e2"/>
    </style:style>
    <style:style style:name="T57" style:family="text">
      <style:text-properties officeooo:rsid="00ce1bd7"/>
    </style:style>
    <style:style style:name="T58" style:family="text">
      <style:text-properties officeooo:rsid="00728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6">Devoir maison</text:span><text:span text:style-name="T7"> :</text:span></text:p>
      <text:list xml:id="list3735808434" text:style-name="L2">
        <text:list-item>
          <text:p text:style-name="P39"><text:span text:style-name="T52">Un produit :</text:span><text:span text:style-name="T9"> espèce chimique dont la quantité augmente lors d’une transformation chimique.</text:span></text:p>
        </text:list-item>
        <text:list-item>
          <text:p text:style-name="P39"><text:span text:style-name="T52">Un réactif :</text:span><text:span text:style-name="T9"> espèce chimique dont la quantité diminue lors d’une transformation chimique</text:span></text:p>
        </text:list-item>
        <text:list-item>
          <text:p text:style-name="P39"><text:span text:style-name="T25">Combustion complète : se produit lorsqu’il y a suffisamment de dioxygène disponible, </text:span><text:span text:style-name="T26">rejette du dioxyde de carbone, un gaz à effet de serre.</text:span></text:p>
        </text:list-item>
      </text:list>
      <text:p text:style-name="P43"><text:span text:style-name="T26"><text:tab/></text:span><text:span text:style-name="T27">carbone + dioxygène → dioxyde de carbone</text:span></text:p>
      <text:p text:style-name="P34"/>
      <text:list xml:id="list30647219306568" text:continue-numbering="true" text:style-name="L2">
        <text:list-item>
          <text:p text:style-name="P36">Combustion incomplète : se produit lorsqu’il n’y a pas suffisamment de dioxygène, rejette du monoxyde de carbone, un gaz invisible, inodore et mortel…</text:p>
        </text:list-item>
      </text:list>
      <text:p text:style-name="P43"><text:span text:style-name="T28">c</text:span><text:span text:style-name="T27">arbone + dioxygène → monoxyde de carbone</text:span></text:p>
      <text:p text:style-name="P32"><text:span text:style-name="T6"/></text:p>
      <text:p text:style-name="P32"><text:span text:style-name="T6">Devoir maison</text:span><text:span text:style-name="T7"> :</text:span></text:p>
      <text:list xml:id="list30647122819228" text:continue-numbering="true" text:style-name="L2">
        <text:list-item>
          <text:p text:style-name="P39"><text:span text:style-name="T52">Un produit :</text:span><text:span text:style-name="T9"> espèce chimique dont la quantité augmente lors d’une transformation chimique.</text:span></text:p>
        </text:list-item>
        <text:list-item>
          <text:p text:style-name="P39"><text:span text:style-name="T52">Un réactif :</text:span><text:span text:style-name="T9"> espèce chimique dont la quantité diminue lors d’une transformation chimique</text:span></text:p>
        </text:list-item>
        <text:list-item>
          <text:p text:style-name="P39"><text:span text:style-name="T25">Combustion complète : se produit lorsqu’il y a suffisamment de dioxygène disponible, </text:span><text:span text:style-name="T26">rejette du dioxyde de carbone, un gaz à effet de serre.</text:span></text:p>
        </text:list-item>
      </text:list>
      <text:p text:style-name="P43"><text:span text:style-name="T26"><text:tab/></text:span><text:span text:style-name="T27">carbone + dioxygène → dioxyde de carbone</text:span></text:p>
      <text:p text:style-name="P34"/>
      <text:list xml:id="list30647560980588" text:continue-numbering="true" text:style-name="L2">
        <text:list-item>
          <text:p text:style-name="P36">Combustion incomplète : se produit lorsqu’il n’y a pas suffisamment de dioxygène, rejette du monoxyde de carbone, un gaz invisible, inodore et mortel…</text:p>
        </text:list-item>
      </text:list>
      <text:p text:style-name="P43"><text:span text:style-name="T28">c</text:span><text:span text:style-name="T27">arbone + dioxygène → monoxyde de carbone</text:span></text:p>
      <text:p text:style-name="P32"><text:span text:style-name="T6"/></text:p>
      <text:p text:style-name="P32"><text:span text:style-name="T6">Devoir maison</text:span><text:span text:style-name="T7"> :</text:span></text:p>
      <text:list xml:id="list30645986415479" text:continue-numbering="true" text:style-name="L2">
        <text:list-item>
          <text:p text:style-name="P39"><text:span text:style-name="T52">Un produit :</text:span><text:span text:style-name="T9"> espèce chimique dont la quantité augmente lors d’une transformation chimique.</text:span></text:p>
        </text:list-item>
        <text:list-item>
          <text:p text:style-name="P39"><text:span text:style-name="T52">Un réactif :</text:span><text:span text:style-name="T9"> espèce chimique dont la quantité diminue lors d’une transformation chimique</text:span></text:p>
        </text:list-item>
        <text:list-item>
          <text:p text:style-name="P39"><text:span text:style-name="T25">Combustion complète : se produit lorsqu’il y a suffisamment de dioxygène disponible, </text:span><text:span text:style-name="T26">rejette du dioxyde de carbone, un gaz à effet de serre.</text:span></text:p>
        </text:list-item>
      </text:list>
      <text:p text:style-name="P43"><text:span text:style-name="T26"><text:tab/></text:span><text:span text:style-name="T27">carbone + dioxygène → dioxyde de carbone</text:span></text:p>
      <text:p text:style-name="P34"/>
      <text:list xml:id="list30646954811114" text:continue-numbering="true" text:style-name="L2">
        <text:list-item>
          <text:p text:style-name="P36">Combustion incomplète : se produit lorsqu’il n’y a pas suffisamment de dioxygène, rejette du monoxyde de carbone, un gaz invisible, inodore et mortel…</text:p>
        </text:list-item>
      </text:list>
      <text:p text:style-name="P43"><text:span text:style-name="T28">c</text:span><text:span text:style-name="T27">arbone + dioxygène → monoxyde de carbone</text:span></text:p>
      <text:p text:style-name="P32"><text:span text:style-name="T6"/></text:p>
      <text:p text:style-name="P32"><text:span text:style-name="T6"/></text:p>
      <text:p text:style-name="P32"><text:span text:style-name="T6">Devoir maison</text:span><text:span text:style-name="T7"> :</text:span></text:p>
      <text:list xml:id="list30647651383423" text:continue-numbering="true" text:style-name="L2">
        <text:list-item>
          <text:p text:style-name="P39"><text:span text:style-name="T52">Un produit :</text:span><text:span text:style-name="T9"> espèce chimique dont la quantité augmente lors d’une transformation chimique.</text:span></text:p>
        </text:list-item>
        <text:list-item>
          <text:p text:style-name="P39"><text:span text:style-name="T52">Un réactif :</text:span><text:span text:style-name="T9"> espèce chimique dont la quantité diminue lors d’une transformation chimique</text:span></text:p>
        </text:list-item>
        <text:list-item>
          <text:p text:style-name="P39"><text:span text:style-name="T25">Combustion complète : se produit lorsqu’il y a suffisamment de dioxygène disponible, </text:span><text:span text:style-name="T26">rejette du dioxyde de carbone, un gaz à effet de serre.</text:span></text:p>
        </text:list-item>
      </text:list>
      <text:p text:style-name="P43"><text:span text:style-name="T26"><text:tab/></text:span><text:span text:style-name="T27">carbone + dioxygène → dioxyde de carbone</text:span></text:p>
      <text:p text:style-name="P34"/>
      <text:list xml:id="list30646918532660" text:continue-numbering="true" text:style-name="L2">
        <text:list-item>
          <text:p text:style-name="P36">Combustion incomplète : se produit lorsqu’il n’y a pas suffisamment de dioxygène, rejette du monoxyde de carbone, un gaz invisible, inodore et mortel…</text:p>
        </text:list-item>
      </text:list>
      <text:p text:style-name="P43"><text:span text:style-name="T28">c</text:span><text:span text:style-name="T27">arbone + dioxygène → monoxyde de carbone</text:span></text:p>
      <text:p text:style-name="P32"><text:span text:style-name="T6"/></text:p>
      <text:p text:style-name="P32"><text:span text:style-name="T6">Devoir maison</text:span><text:span text:style-name="T7"> :</text:span></text:p>
      <text:list xml:id="list30646292429866" text:continue-numbering="true" text:style-name="L2">
        <text:list-item>
          <text:p text:style-name="P39"><text:span text:style-name="T52">Un produit :</text:span><text:span text:style-name="T9"> espèce chimique dont la quantité augmente lors d’une transformation chimique.</text:span></text:p>
        </text:list-item>
        <text:list-item>
          <text:p text:style-name="P39"><text:span text:style-name="T52">Un réactif :</text:span><text:span text:style-name="T9"> espèce chimique dont la quantité diminue lors d’une transformation chimique</text:span></text:p>
        </text:list-item>
        <text:list-item>
          <text:p text:style-name="P39"><text:span text:style-name="T25">Combustion complète : se produit lorsqu’il y a suffisamment de dioxygène disponible, </text:span><text:span text:style-name="T26">rejette du dioxyde de carbone, un gaz à effet de serre.</text:span></text:p>
        </text:list-item>
      </text:list>
      <text:p text:style-name="P43"><text:span text:style-name="T26"><text:tab/></text:span><text:span text:style-name="T27">carbone + dioxygène → dioxyde de carbone</text:span></text:p>
      <text:p text:style-name="P34"/>
      <text:list xml:id="list30646174680734" text:continue-numbering="true" text:style-name="L2">
        <text:list-item>
          <text:p text:style-name="P36">Combustion incomplète : se produit lorsqu’il n’y a pas suffisamment de dioxygène, rejette du monoxyde de carbone, un gaz invisible, inodore et mortel…</text:p>
        </text:list-item>
      </text:list>
      <text:p text:style-name="P43"><text:span text:style-name="T28">c</text:span><text:span text:style-name="T27">arbone + dioxygène → monoxyde de carbone</text:span></text:p>
      <text:p text:style-name="P40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6M53S</meta:editing-duration>
    <meta:editing-cycles>60</meta:editing-cycles>
    <meta:generator>LibreOffice/7.0.4.2$Linux_X86_64 LibreOffice_project/00$Build-2</meta:generator>
    <meta:creation-date>2020-12-27T11:49:34.420260960</meta:creation-date>
    <meta:initial-creator>J Cercy</meta:initial-creator>
    <dc:date>2021-01-29T03:06:45.350321767</dc:date>
    <dc:creator>J Cercy</dc:creator>
    <meta:document-statistic meta:table-count="0" meta:image-count="0" meta:object-count="0" meta:page-count="1" meta:paragraph-count="35" meta:word-count="465" meta:character-count="2845" meta:non-whitespace-character-count="2430"/>
    <meta:template xlink:type="simple" xlink:actuate="onRequest" xlink:title="trace_ecrite_de_cours" xlink:href="../../../../../mes_ressources/document%20type/trace_ecrite_de_cours.ott" meta:date="2020-12-27T11:49:33.165385742"/>
  </office:meta>
</office:document-meta>
</file>